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91AFFCA42EBF3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Helvetica Light" svg:font-family="'Helvetica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.035cm" svg:stroke-color="#ff6600" draw:stroke-linejoin="miter" draw:fill="solid" draw:fill-color="#ff9900" draw:textarea-vertical-align="top" draw:auto-grow-height="false" draw:fit-to-size="false" fo:min-height="9.078cm" fo:min-width="19.86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" style:family="graphic" style:parent-style-name="standard" style:list-style-name="L2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min-height="2.212cm" fo:min-width="4.6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" style:family="graphic" style:parent-style-name="standard" style:list-style-name="L2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3.795cm" fo:min-width="3.7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0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48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9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solid" draw:fill-color="#dddddd" draw:opacity="100%" draw:opacity-name="Transparency_20_6" draw:textarea-vertical-align="middle" draw:auto-grow-height="false" draw:fit-to-size="false" fo:min-height="1.857cm" fo:min-width="7.31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2cm" fo:min-width="7.1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1.337cm" fo:min-width="4.1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3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1.237cm" fo:min-width="3.97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1.726cm" fo:min-width="3.92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1.477cm" fo:min-width="3.9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0.996cm" fo:min-width="5.99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8" style:family="graphic" style:parent-style-name="standard" style:list-style-name="L2">
      <style:graphic-properties draw:stroke="none" svg:stroke-width="0.035cm" draw:stroke-linejoin="miter" draw:fill="solid" draw:fill-color="#dddddd" draw:opacity="100%" draw:opacity-name="Transparency_20_6" draw:textarea-vertical-align="middle" draw:auto-grow-height="false" draw:fit-to-size="false" fo:min-height="0.996cm" fo:min-width="5.79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9" style:family="graphic">
      <style:graphic-properties style:protect="size"/>
    </style:style>
    <style:style style:name="gr20" style:family="graphic" style:parent-style-name="standard" style:list-style-name="L2">
      <style:graphic-properties draw:stroke="none" svg:stroke-width="0.035cm" svg:stroke-color="#ff6600" draw:stroke-linejoin="miter" draw:fill="solid" draw:fill-color="#ff9900" draw:textarea-vertical-align="top" draw:auto-grow-height="false" draw:fit-to-size="false" fo:min-height="9.078cm" fo:min-width="19.86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1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2" style:family="graphic" style:parent-style-name="standard" style:list-style-name="L2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min-height="2.212cm" fo:min-width="4.6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3" style:family="graphic" style:parent-style-name="standard" style:list-style-name="L2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4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3.795cm" fo:min-width="3.7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5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0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6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48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7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9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29" style:family="graphic" style:parent-style-name="standard" style:list-style-name="L2">
      <style:graphic-properties draw:stroke="none" svg:stroke-width="0.035cm" draw:stroke-linejoin="miter" draw:fill="solid" draw:fill-color="#dddddd" draw:opacity="100%" draw:opacity-name="Transparency_20_6" draw:textarea-vertical-align="middle" draw:auto-grow-height="false" draw:fit-to-size="false" fo:min-height="1.857cm" fo:min-width="7.31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0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2cm" fo:min-width="7.1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1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1.337cm" fo:min-width="4.1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2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1.237cm" fo:min-width="3.97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3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1.726cm" fo:min-width="3.92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4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1.477cm" fo:min-width="3.9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5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0.996cm" fo:min-width="5.99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6" style:family="graphic" style:parent-style-name="standard" style:list-style-name="L2">
      <style:graphic-properties draw:stroke="none" svg:stroke-width="0.035cm" draw:stroke-linejoin="miter" draw:fill="solid" draw:fill-color="#dddddd" draw:opacity="100%" draw:opacity-name="Transparency_20_6" draw:textarea-vertical-align="middle" draw:auto-grow-height="false" draw:fit-to-size="false" fo:min-height="0.996cm" fo:min-width="5.79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pr1" style:family="presentation" style:parent-style-name="Titre_20_-_20_Hau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3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4" style:family="paragraph">
      <loext:graphic-properties draw:fill="bitmap" draw:fill-image-name="msFillBitmap_20_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5" style:family="paragraph">
      <loext:graphic-properties draw:fill="bitmap" draw:fill-image-name="msFillBitmap_20_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6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8pt" style:font-size-asian="28pt" style:font-size-complex="28pt" fo:hyphenate="false"/>
    </style:style>
    <style:style style:name="P10" style:family="paragraph">
      <loext:graphic-properties draw:fill="solid" draw:fill-color="#dddddd" draw:opacity="100%" draw:opacity-name="Transparency_20_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1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2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3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4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Light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Light1" fo:font-size="20pt" fo:letter-spacing="normal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Light1" fo:font-size="20pt" fo:letter-spacing="normal" fo:language="en" fo:country="US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rget structure" draw:style-name="dp1" draw:master-page-name="Titre_20_-_20_Haut" presentation:presentation-page-layout-name="AL1T1">
        <draw:custom-shape draw:name="Shape 122" draw:style-name="gr1" draw:text-style-name="P2" draw:layer="layout" svg:width="20.5cm" svg:height="9.712cm" svg:x="1.3cm" svg:y="8.288cm">
          <text:p text:style-name="P1"><text:span text:style-name="T1">Library « libfaust »</text:span></text:p>
  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2" draw:text-style-name="P3" draw:layer="layout" svg:width="4.829cm" svg:height="2.734cm" svg:x="2.816cm" svg:y="12.863cm">
          <text:p text:style-name="P1"><text:span text:style-name="T1">Eige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3" draw:text-style-name="P4" draw:layer="layout" svg:width="5.189cm" svg:height="2.734cm" svg:x="9.011cm" svg:y="12.863cm">
          <text:p text:style-name="P1"><text:span text:style-name="T1">OpenBLA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4" draw:text-style-name="P5" draw:layer="layout" svg:width="4.829cm" svg:height="2.734cm" svg:x="15.571cm" svg:y="12.863cm">
          <text:p text:style-name="P1"><text:span text:style-name="T1">...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5" draw:text-style-name="P6" draw:layer="layout" svg:width="4.434cm" svg:height="4.465cm" draw:transform="rotate (0.000174532925199433) translate (1.3cm 3.7cm)">
          <text:p text:style-name="P1"><text:span text:style-name="T1">Matlab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9" draw:style-name="gr6" draw:text-style-name="P7" draw:layer="layout" svg:width="4.741cm" svg:height="4.465cm" draw:transform="rotate (0.000174532925199433) translate (5.957cm 3.7cm)">
          <text:p text:style-name="P1"><text:span text:style-name="T1">Python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7" draw:text-style-name="P7" draw:layer="layout" svg:width="4.822cm" svg:height="4.465cm" draw:transform="rotate (0.000174532925199433) translate (10.871cm 3.723cm)">
          <text:p text:style-name="P1"><text:span text:style-name="T1">Cmd Line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8" draw:text-style-name="P8" draw:layer="layout" svg:width="4.866cm" svg:height="4.465cm" draw:transform="rotate (0.000174532925199433) translate (16.825cm 3.698cm)">
          <text:p text:style-name="P1"><text:span text:style-name="T1">A||go</text:span></text:p>
          <text:p text:style-name="P1"><text:span text:style-name="T1"><text:s/></text:span><text:span text:style-name="T1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3" draw:style-name="gr9" draw:text-style-name="P9" draw:layer="layout" svg:width="1.271cm" svg:height="1.469cm" draw:transform="rotate (0.000174532925199433) translate (15.633cm 5.192cm)">
          <text:p text:style-name="P1"><text:span text:style-name="T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0" draw:text-style-name="P10" draw:layer="layout" svg:width="7.8cm" svg:height="2.345cm" svg:x="12.6cm" svg:y="10.1cm">
          <text:p text:style-name="P1"><text:span text:style-name="T1">Factorization algorithm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1" draw:text-style-name="P11" draw:layer="layout" svg:width="7.6cm" svg:height="2.5cm" svg:x="2.8cm" svg:y="10cm">
          <text:p text:style-name="P1"><text:span text:style-name="T1">FAuST matrix multiplicatio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2" draw:text-style-name="P12" draw:layer="layout" svg:width="4.6cm" svg:height="1.773cm" svg:x="23cm" svg:y="16.227cm">
          <text:p text:style-name="P1"><text:span text:style-name="T3">C++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3" draw:text-style-name="P13" draw:layer="layout" svg:width="4.4cm" svg:height="1.665cm" draw:transform="rotate (0.000174532925199433) translate (23cm 14.362cm)">
          <text:p text:style-name="P1"><text:span text:style-name="T3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14" draw:text-style-name="P14" draw:layer="layout" svg:width="4.4cm" svg:height="2.2cm" svg:x="23cm" svg:y="11.927cm">
          <text:p text:style-name="P1"><text:span text:style-name="T4">Externals</text:span><text:span text:style-name="T3"> </text:span><text:span text:style-name="T4">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15" draw:text-style-name="P15" draw:layer="layout" svg:width="4.4cm" svg:height="1.927cm" draw:transform="rotate (0.000174532925199433) translate (23cm 9.8cm)">
          <text:p text:style-name="P1"><text:span text:style-name="T3">in </text:span><text:span text:style-name="T4">progres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6" draw:text-style-name="P16" draw:layer="layout" svg:x1="1.3cm" svg:y1="16cm" svg:x2="21.8cm" svg:y2="16cm">
          <text:p/>
        </draw:line>
        <draw:custom-shape draw:name="Shape 135" draw:style-name="gr17" draw:text-style-name="P11" draw:layer="layout" svg:width="6.4cm" svg:height="1.4cm" svg:x="3.5cm" svg:y="16.3cm">
          <text:p text:style-name="P1"><text:span text:style-name="T1">CPU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18" draw:text-style-name="P10" draw:layer="layout" svg:width="6.2cm" svg:height="1.4cm" svg:x="13.5cm" svg:y="16.3cm">
          <text:p text:style-name="P1"><text:span text:style-name="T1">GPU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-_20_Haut" presentation:presentation-page-layout-name="AL1T1">
        <draw:custom-shape draw:name="Shape 122" draw:style-name="gr20" draw:text-style-name="P2" draw:layer="layout" svg:width="20.5cm" svg:height="9.712cm" svg:x="1.294cm" svg:y="5.024cm">
          <text:p text:style-name="P1"><text:span text:style-name="T1">Library « libfaust »</text:span></text:p>
  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21" draw:text-style-name="P3" draw:layer="layout" svg:width="4.829cm" svg:height="2.734cm" svg:x="2.81cm" svg:y="9.599cm">
          <text:p text:style-name="P1"><text:span text:style-name="T1">Eige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22" draw:text-style-name="P4" draw:layer="layout" svg:width="5.189cm" svg:height="2.734cm" svg:x="9.005cm" svg:y="9.599cm">
          <text:p text:style-name="P1"><text:span text:style-name="T1">OpenBLA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23" draw:text-style-name="P5" draw:layer="layout" svg:width="4.829cm" svg:height="2.734cm" svg:x="15.565cm" svg:y="9.599cm">
          <text:p text:style-name="P1"><text:span text:style-name="T1">...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24" draw:text-style-name="P6" draw:layer="layout" svg:width="4.434cm" svg:height="4.465cm" draw:transform="rotate (0.000174532925199433) translate (1.294cm 0.436cm)">
          <text:p text:style-name="P1"><text:span text:style-name="T1">Matlab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9" draw:style-name="gr25" draw:text-style-name="P7" draw:layer="layout" svg:width="4.741cm" svg:height="4.465cm" draw:transform="rotate (0.000174532925199433) translate (5.951cm 0.436cm)">
          <text:p text:style-name="P1"><text:span text:style-name="T1">Python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26" draw:text-style-name="P7" draw:layer="layout" svg:width="4.822cm" svg:height="4.465cm" draw:transform="rotate (0.000174532925199433) translate (10.865cm 0.459cm)">
          <text:p text:style-name="P1"><text:span text:style-name="T1">Cmd Line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27" draw:text-style-name="P8" draw:layer="layout" svg:width="4.866cm" svg:height="4.465cm" draw:transform="rotate (0.000174532925199433) translate (16.819cm 0.434cm)">
          <text:p text:style-name="P1"><text:span text:style-name="T1">A||go</text:span></text:p>
          <text:p text:style-name="P1"><text:span text:style-name="T1"><text:s/></text:span><text:span text:style-name="T1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3" draw:style-name="gr28" draw:text-style-name="P9" draw:layer="layout" svg:width="1.271cm" svg:height="1.469cm" draw:transform="rotate (0.000174532925199433) translate (15.627cm 1.928cm)">
          <text:p text:style-name="P1"><text:span text:style-name="T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29" draw:text-style-name="P10" draw:layer="layout" svg:width="7.8cm" svg:height="2.345cm" svg:x="12.594cm" svg:y="6.836cm">
          <text:p text:style-name="P1"><text:span text:style-name="T1">Factorization algorithm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30" draw:text-style-name="P11" draw:layer="layout" svg:width="7.6cm" svg:height="2.5cm" svg:x="2.794cm" svg:y="6.736cm">
          <text:p text:style-name="P1"><text:span text:style-name="T1">FAuST matrix multiplicatio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31" draw:text-style-name="P12" draw:layer="layout" svg:width="4.6cm" svg:height="1.773cm" svg:x="22.994cm" svg:y="12.963cm">
          <text:p text:style-name="P1"><text:span text:style-name="T3">C++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32" draw:text-style-name="P13" draw:layer="layout" svg:width="4.4cm" svg:height="1.665cm" draw:transform="rotate (0.000174532925199433) translate (22.994cm 11.098cm)">
          <text:p text:style-name="P1"><text:span text:style-name="T3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33" draw:text-style-name="P14" draw:layer="layout" svg:width="4.4cm" svg:height="2.2cm" svg:x="22.994cm" svg:y="8.663cm">
          <text:p text:style-name="P1"><text:span text:style-name="T4">Externals</text:span><text:span text:style-name="T3"> </text:span><text:span text:style-name="T4">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34" draw:text-style-name="P15" draw:layer="layout" svg:width="4.4cm" svg:height="1.927cm" draw:transform="rotate (0.000174532925199433) translate (22.994cm 6.536cm)">
          <text:p text:style-name="P1"><text:span text:style-name="T3">in </text:span><text:span text:style-name="T4">progres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6" draw:text-style-name="P16" draw:layer="layout" svg:x1="1.294cm" svg:y1="12.736cm" svg:x2="21.794cm" svg:y2="12.736cm">
          <text:p/>
        </draw:line>
        <draw:custom-shape draw:name="Shape 135" draw:style-name="gr35" draw:text-style-name="P11" draw:layer="layout" svg:width="6.4cm" svg:height="1.4cm" svg:x="3.494cm" svg:y="13.036cm">
          <text:p text:style-name="P1"><text:span text:style-name="T1">CPU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36" draw:text-style-name="P10" draw:layer="layout" svg:width="6.2cm" svg:height="1.4cm" svg:x="13.494cm" svg:y="13.036cm">
          <text:p text:style-name="P1"><text:span text:style-name="T1">GPU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9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1" svg:font-family="'Helvetica Light'"/>
    <style:font-face style:name="Helvetica Light" svg:font-family="'Helvetica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201000002580000025891AFFCA42EBF39AA.png" xlink:type="simple" xlink:show="embed" xlink:actuate="onLoad"/>
    <draw:fill-image draw:name="msFillBitmap_20_2" draw:display-name="msFillBitmap 2" xlink:href="Pictures/10000201000002580000025891AFFCA42EBF39AA.png" xlink:type="simple" xlink:show="embed" xlink:actuate="onLoad"/>
    <draw:fill-image draw:name="msFillBitmap_20_3" draw:display-name="msFillBitmap 3" xlink:href="Pictures/10000201000002580000025891AFFCA42EBF39AA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-_20_Haut-background" style:display-name="Titre - Haut-background" style:family="presentation">
      <style:graphic-properties draw:stroke="none" draw:fill="solid" draw:fill-color="#ffffff"/>
      <style:text-properties style:letter-kerning="true"/>
    </style:style>
    <style:style style:name="Titre_20_-_20_Haut-backgroundobjects" style:display-name="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Haut-notes" style:display-name="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-_20_Haut-outline1" style:display-name="Titre - Haut-outline1" style:family="presentation">
      <style:graphic-properties draw:stroke="none" draw:fill="none" draw:auto-grow-height="false" draw:fit-to-size="shrink-to-fit">
        <text:list-style style:name="Titre_20_-_20_Haut-outline1" style:display-name="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Haut-outline2" style:display-name="Titre - Haut-outline2" style:family="presentation" style:parent-style-name="Titre_20_-_20_Haut-outline1">
      <style:paragraph-properties fo:margin-left="0cm" fo:margin-right="0cm" fo:margin-top="0.30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3" style:display-name="Titre - Haut-outline3" style:family="presentation" style:parent-style-name="Titre_20_-_20_Haut-outline2">
      <style:paragraph-properties fo:margin-left="0cm" fo:margin-right="0cm" fo:margin-top="0.23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4" style:display-name="Titre - Haut-outline4" style:family="presentation" style:parent-style-name="Titre_20_-_20_Haut-outline3">
      <style:paragraph-properties fo:margin-left="0cm" fo:margin-right="0cm" fo:margin-top="0.15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5" style:display-name="Titre - Haut-outline5" style:family="presentation" style:parent-style-name="Titre_20_-_20_Haut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6" style:display-name="Titre - Haut-outline6" style:family="presentation" style:parent-style-name="Titre_20_-_20_Haut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7" style:display-name="Titre - Haut-outline7" style:family="presentation" style:parent-style-name="Titre_20_-_20_Haut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8" style:display-name="Titre - Haut-outline8" style:family="presentation" style:parent-style-name="Titre_20_-_20_Haut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9" style:display-name="Titre - Haut-outline9" style:family="presentation" style:parent-style-name="Titre_20_-_20_Haut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subtitle" style:display-name="Titre - Haut-subtitle" style:family="presentation">
      <style:graphic-properties draw:stroke="none" draw:fill="none" draw:textarea-vertical-align="middle">
        <text:list-style style:name="Titre_20_-_20_Haut-subtitle" style:display-name="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Haut-title" style:display-name="Titre - Haut-title" style:family="presentation">
      <style:graphic-properties draw:stroke="none" draw:fill="none" draw:textarea-vertical-align="middle">
        <text:list-style style:name="Titre_20_-_20_Haut-title" style:display-name="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-_20_Haut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5" style:family="presentation" style:parent-style-name="Titre_20_-_20_Hau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6" style:family="presentation" style:parent-style-name="Titre_20_-_20_Ha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re_20_-_20_Ha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-_20_Haut" style:display-name="Titre - Haut" style:page-layout-name="PM1" draw:style-name="Mdp2">
      <draw:frame draw:name="Shape 48" presentation:style-name="Mpr4" draw:text-style-name="MP8" draw:layer="backgroundobjects" svg:width="23.898cm" svg:height="4.648cm" svg:x="2.05cm" svg:y="0.957cm" presentation:class="title" presentation:user-transformed="true">
        <draw:text-box>
          <text:p text:style-name="MP7"><text:span text:style-name="MT2">Texte du titre</text:span></text:p>
        </draw:text-box>
      </draw:frame>
      <draw:frame draw:name="Shape 49" presentation:style-name="Mpr5" draw:text-style-name="MP9" draw:layer="backgroundobjects" svg:width="0.793cm" svg:height="0.819cm" svg:x="13.589cm" svg:y="19.92cm" presentation:class="page-number" presentation:user-transformed="true">
        <draw:text-box>
          <text:p/>
        </draw:text-box>
      </draw:frame>
      <draw:frame presentation:style-name="Titre_20_-_20_Haut-outline1" draw:layer="backgroundobjects" svg:width="25.199cm" svg:height="12.178cm" svg:x="1.399cm" svg:y="4.913cm" presentation:class="outline" presentation:placeholder="true">
        <draw:text-box/>
      </draw:frame>
      <presentation:notes style:page-layout-name="PM2">
        <draw:page-thumbnail presentation:style-name="Titre_20_-_20_Haut-title" draw:layer="backgroundobjects" svg:width="14.848cm" svg:height="11.136cm" svg:x="3.075cm" svg:y="2.257cm" presentation:class="page"/>
        <draw:frame presentation:style-name="Titre_20_-_20_Hau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6T15:59:49.292986797</meta:creation-date>
    <dc:date>2016-12-01T16:51:57.103682881</dc:date>
    <dc:creator>aleman </dc:creator>
    <meta:editing-duration>P2DT1H15M</meta:editing-duration>
    <meta:editing-cycles>20</meta:editing-cycles>
    <meta:generator>LibreOffice/5.0.6.2$Linux_X86_64 LibreOffice_project/00$Build-2</meta:generator>
    <meta:document-statistic meta:object-count="70"/>
  </office:meta>
</office:document-meta>
</file>